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000000" draw:marker-end="Arrow" draw:marker-end-width="0.178cm" draw:fill="none" draw:textarea-vertical-align="middle"/>
    </style:style>
    <style:style style:name="gr5" style:family="graphic" style:parent-style-name="objectwithoutfill">
      <style:graphic-properties svg:stroke-color="#000000" draw:marker-start="Arrow" draw:marker-start-width="0.178cm" draw:marker-end="" draw:marker-end-width="0.178cm" draw:fill="none" draw:textarea-vertical-align="middle"/>
    </style:style>
    <style:style style:name="gr6" style:family="graphic" style:parent-style-name="Object_20_with_20_no_20_fill_20_and_20_no_20_line">
      <style:graphic-properties draw:stroke="none" draw:stroke-dash="Ultrafine_20_Dashed" draw:textarea-vertical-align="middle" draw:ole-draw-aspect="1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solid" svg:stroke-width="0.051cm" svg:stroke-color="#000000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1" draw:id="id21" draw:layer="layout" svg:width="1.27cm" svg:height="1.27cm" svg:x="0.38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.27cm" svg:height="1.27cm" svg:x="1.65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27cm" svg:height="1.27cm" svg:x="2.92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27cm" svg:height="1.27cm" svg:x="4.19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27cm" svg:height="1.27cm" svg:x="5.46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27cm" svg:height="1.27cm" svg:x="6.73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7cm" svg:height="1.27cm" svg:x="8.00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7cm" svg:height="1.27cm" svg:x="9.271cm" svg:y="0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1.27cm" svg:height="1.27cm" svg:x="0.381cm" svg:y="5.46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27cm" svg:height="1.27cm" svg:x="1.651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27cm" svg:height="1.27cm" svg:x="2.921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1.27cm" svg:height="1.27cm" svg:x="4.191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1.27cm" svg:height="1.27cm" svg:x="5.461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1.27cm" svg:height="1.27cm" svg:x="6.731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1.27cm" svg:height="1.27cm" svg:x="8.001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27cm" svg:height="1.27cm" svg:x="9.271cm" svg:y="5.4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27cm" svg:height="1.27cm" svg:x="11.81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7cm" svg:height="1.27cm" svg:x="13.08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7cm" svg:height="1.27cm" svg:x="14.35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27cm" svg:height="1.27cm" svg:x="15.62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7cm" svg:height="1.27cm" svg:x="16.89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7cm" svg:height="1.27cm" svg:x="18.16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27cm" svg:height="1.27cm" svg:x="19.431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.27cm" svg:height="1.27cm" svg:x="20.701cm" svg:y="0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27cm" svg:height="1.27cm" svg:x="15.621cm" svg:y="5.4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256cm" svg:y1="1.651cm" svg:x2="16.256cm" svg:y2="5.461cm" draw:start-shape="id1" draw:start-glue-point="2" draw:end-shape="id2" draw:end-glue-point="0" svg:d="M16256 1651v3810" svg:viewBox="0 0 1 3811">
          <text:p/>
        </draw:connector>
        <draw:connector draw:style-name="gr4" draw:text-style-name="P1" draw:layer="layout" draw:type="line" svg:x1="14.986cm" svg:y1="1.651cm" svg:x2="16.256cm" svg:y2="5.461cm" draw:start-shape="id3" draw:start-glue-point="2" draw:end-shape="id2" svg:d="M14986 1651l1270 3810" svg:viewBox="0 0 1271 3811">
          <text:p/>
        </draw:connector>
        <draw:connector draw:style-name="gr4" draw:text-style-name="P1" draw:layer="layout" draw:type="line" svg:x1="17.526cm" svg:y1="1.651cm" svg:x2="16.256cm" svg:y2="5.461cm" draw:start-shape="id4" draw:start-glue-point="2" draw:end-shape="id2" draw:end-glue-point="0" svg:d="M17526 1651l-1270 3810" svg:viewBox="0 0 1271 3811">
          <text:p/>
        </draw:connector>
        <draw:connector draw:style-name="gr4" draw:text-style-name="P1" draw:layer="layout" draw:type="line" svg:x1="13.716cm" svg:y1="1.651cm" svg:x2="16.256cm" svg:y2="5.461cm" draw:start-shape="id5" draw:start-glue-point="2" draw:end-shape="id2" svg:d="M13716 1651l2540 3810" svg:viewBox="0 0 2541 3811">
          <text:p/>
        </draw:connector>
        <draw:connector draw:style-name="gr4" draw:text-style-name="P1" draw:layer="layout" draw:type="line" svg:x1="18.796cm" svg:y1="1.651cm" svg:x2="16.256cm" svg:y2="5.461cm" draw:start-shape="id6" draw:start-glue-point="2" draw:end-shape="id2" draw:end-glue-point="0" svg:d="M18796 1651l-2540 3810" svg:viewBox="0 0 2541 3811">
          <text:p/>
        </draw:connector>
        <draw:connector draw:style-name="gr4" draw:text-style-name="P1" draw:layer="layout" draw:type="line" svg:x1="9.906cm" svg:y1="1.651cm" svg:x2="9.906cm" svg:y2="5.461cm" draw:start-shape="id7" draw:start-glue-point="2" draw:end-shape="id8" draw:end-glue-point="0" svg:d="M9906 1651v3810" svg:viewBox="0 0 1 3811">
          <text:p/>
        </draw:connector>
        <draw:connector draw:style-name="gr4" draw:text-style-name="P1" draw:layer="layout" draw:type="line" svg:x1="8.636cm" svg:y1="1.651cm" svg:x2="8.636cm" svg:y2="5.461cm" draw:start-shape="id9" draw:start-glue-point="2" draw:end-shape="id10" svg:d="M8636 1651v3810" svg:viewBox="0 0 1 3811">
          <text:p/>
        </draw:connector>
        <draw:connector draw:style-name="gr4" draw:text-style-name="P1" draw:layer="layout" draw:type="line" svg:x1="7.366cm" svg:y1="1.651cm" svg:x2="7.366cm" svg:y2="5.461cm" draw:start-shape="id11" draw:start-glue-point="2" draw:end-shape="id12" svg:d="M7366 1651v3810" svg:viewBox="0 0 1 3811">
          <text:p/>
        </draw:connector>
        <draw:connector draw:style-name="gr4" draw:text-style-name="P1" draw:layer="layout" draw:type="line" svg:x1="6.096cm" svg:y1="1.651cm" svg:x2="6.096cm" svg:y2="5.461cm" draw:start-shape="id13" draw:start-glue-point="2" draw:end-shape="id14" draw:end-glue-point="0" svg:d="M6096 1651v3810" svg:viewBox="0 0 1 3811">
          <text:p/>
        </draw:connector>
        <draw:connector draw:style-name="gr4" draw:text-style-name="P1" draw:layer="layout" draw:type="line" svg:x1="4.826cm" svg:y1="1.651cm" svg:x2="4.826cm" svg:y2="5.461cm" draw:start-shape="id15" draw:start-glue-point="2" draw:end-shape="id16" draw:end-glue-point="0" svg:d="M4826 1651v3810" svg:viewBox="0 0 1 3811">
          <text:p/>
        </draw:connector>
        <draw:connector draw:style-name="gr4" draw:text-style-name="P1" draw:layer="layout" draw:type="line" svg:x1="3.556cm" svg:y1="1.651cm" svg:x2="3.556cm" svg:y2="5.461cm" draw:start-shape="id17" draw:start-glue-point="2" draw:end-shape="id18" svg:d="M3556 1651v3810" svg:viewBox="0 0 1 3811">
          <text:p/>
        </draw:connector>
        <draw:connector draw:style-name="gr4" draw:text-style-name="P1" draw:layer="layout" draw:type="line" svg:x1="2.286cm" svg:y1="1.651cm" svg:x2="2.286cm" svg:y2="5.461cm" draw:start-shape="id19" draw:start-glue-point="2" draw:end-shape="id20" svg:d="M2286 1651v3810" svg:viewBox="0 0 1 3811">
          <text:p/>
        </draw:connector>
        <draw:connector draw:style-name="gr4" draw:text-style-name="P1" draw:layer="layout" draw:type="line" svg:x1="1.016cm" svg:y1="1.651cm" svg:x2="1.016cm" svg:y2="5.461cm" draw:start-shape="id21" draw:start-glue-point="2" draw:end-shape="id22" draw:end-glue-point="0" svg:d="M1016 1651v3810" svg:viewBox="0 0 1 3811">
          <text:p/>
        </draw:connector>
        <draw:connector draw:style-name="gr4" draw:text-style-name="P1" draw:layer="layout" draw:type="line" svg:x1="12.446cm" svg:y1="1.651cm" svg:x2="16.256cm" svg:y2="5.461cm" draw:start-shape="id23" draw:start-glue-point="2" draw:end-shape="id2" svg:d="M12446 1651l3810 3810" svg:viewBox="0 0 3811 3811">
          <text:p/>
        </draw:connector>
        <draw:connector draw:style-name="gr4" draw:text-style-name="P1" draw:layer="layout" draw:type="line" svg:x1="21.336cm" svg:y1="1.651cm" svg:x2="16.256cm" svg:y2="5.461cm" draw:start-shape="id24" draw:start-glue-point="2" draw:end-shape="id2" draw:end-glue-point="0" svg:d="M21336 1651l-5080 3810" svg:viewBox="0 0 5081 3811">
          <text:p/>
        </draw:connector>
        <draw:connector draw:style-name="gr4" draw:text-style-name="P1" draw:layer="layout" draw:type="line" svg:x1="20.066cm" svg:y1="1.651cm" svg:x2="16.256cm" svg:y2="5.461cm" draw:start-shape="id25" draw:start-glue-point="2" draw:end-shape="id2" draw:end-glue-point="0" svg:d="M20066 1651l-3810 3810" svg:viewBox="0 0 3811 3811">
          <text:p/>
        </draw:connector>
        <draw:custom-shape draw:style-name="gr1" draw:text-style-name="P1" xml:id="id32" draw:id="id32" draw:layer="layout" svg:width="1.27cm" svg:height="1.27cm" svg:x="23.24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0" draw:id="id30" draw:layer="layout" svg:width="1.27cm" svg:height="1.27cm" svg:x="24.51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8" draw:id="id28" draw:layer="layout" svg:width="1.27cm" svg:height="1.27cm" svg:x="25.78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6" draw:id="id26" draw:layer="layout" svg:width="1.27cm" svg:height="1.27cm" svg:x="27.05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9" draw:id="id29" draw:layer="layout" svg:width="1.27cm" svg:height="1.27cm" svg:x="28.32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1" draw:id="id31" draw:layer="layout" svg:width="1.27cm" svg:height="1.27cm" svg:x="29.59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1.27cm" svg:height="1.27cm" svg:x="30.86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3" draw:id="id33" draw:layer="layout" svg:width="1.27cm" svg:height="1.27cm" svg:x="32.13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7" draw:id="id27" draw:layer="layout" svg:width="1.27cm" svg:height="1.27cm" svg:x="27.051cm" svg:y="5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27.686cm" svg:y1="1.651cm" svg:x2="27.686cm" svg:y2="5.461cm" draw:start-shape="id26" draw:start-glue-point="2" draw:end-shape="id27" draw:end-glue-point="0" svg:d="M27686 1651v3810" svg:viewBox="0 0 1 3811">
          <text:p/>
        </draw:connector>
        <draw:connector draw:style-name="gr5" draw:text-style-name="P1" draw:layer="layout" draw:type="line" svg:x1="26.416cm" svg:y1="1.651cm" svg:x2="27.686cm" svg:y2="5.461cm" draw:start-shape="id28" draw:start-glue-point="2" draw:end-shape="id27" svg:d="M26416 1651l1270 3810" svg:viewBox="0 0 1271 3811">
          <text:p/>
        </draw:connector>
        <draw:connector draw:style-name="gr5" draw:text-style-name="P1" draw:layer="layout" draw:type="line" svg:x1="28.956cm" svg:y1="1.651cm" svg:x2="27.686cm" svg:y2="5.461cm" draw:start-shape="id29" draw:start-glue-point="2" draw:end-shape="id27" draw:end-glue-point="0" svg:d="M28956 1651l-1270 3810" svg:viewBox="0 0 1271 3811">
          <text:p/>
        </draw:connector>
        <draw:connector draw:style-name="gr5" draw:text-style-name="P1" draw:layer="layout" draw:type="line" svg:x1="25.146cm" svg:y1="1.651cm" svg:x2="27.686cm" svg:y2="5.461cm" draw:start-shape="id30" draw:start-glue-point="2" draw:end-shape="id27" svg:d="M25146 1651l2540 3810" svg:viewBox="0 0 2541 3811">
          <text:p/>
        </draw:connector>
        <draw:connector draw:style-name="gr5" draw:text-style-name="P1" draw:layer="layout" draw:type="line" svg:x1="30.226cm" svg:y1="1.651cm" svg:x2="27.686cm" svg:y2="5.461cm" draw:start-shape="id31" draw:start-glue-point="2" draw:end-shape="id27" draw:end-glue-point="0" svg:d="M30226 1651l-2540 3810" svg:viewBox="0 0 2541 3811">
          <text:p/>
        </draw:connector>
        <draw:connector draw:style-name="gr5" draw:text-style-name="P1" draw:layer="layout" draw:type="line" svg:x1="23.876cm" svg:y1="1.651cm" svg:x2="27.686cm" svg:y2="5.461cm" draw:start-shape="id32" draw:start-glue-point="2" draw:end-shape="id27" svg:d="M23876 1651l3810 3810" svg:viewBox="0 0 3811 3811">
          <text:p/>
        </draw:connector>
        <draw:connector draw:style-name="gr5" draw:text-style-name="P1" draw:layer="layout" draw:type="line" svg:x1="32.766cm" svg:y1="1.651cm" svg:x2="27.686cm" svg:y2="5.461cm" draw:start-shape="id33" draw:start-glue-point="2" draw:end-shape="id27" draw:end-glue-point="0" svg:d="M32766 1651l-5080 3810" svg:viewBox="0 0 5081 3811">
          <text:p/>
        </draw:connector>
        <draw:connector draw:style-name="gr5" draw:text-style-name="P1" draw:layer="layout" draw:type="line" svg:x1="31.496cm" svg:y1="1.651cm" svg:x2="27.686cm" svg:y2="5.461cm" draw:start-shape="id34" draw:start-glue-point="2" draw:end-shape="id27" draw:end-glue-point="0" svg:d="M31496 1651l-3810 3810" svg:viewBox="0 0 3811 3811">
          <text:p/>
        </draw:connector>
        <draw:frame draw:style-name="gr6" draw:text-style-name="P1" draw:layer="layout" svg:width="0.479cm" svg:height="0.53cm" svg:x="0.791cm" svg:y="5.8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479cm" svg:height="0.53cm" svg:x="1.992cm" svg:y="5.8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479cm" svg:height="0.53cm" svg:x="3.293cm" svg:y="5.8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496cm" svg:height="0.53cm" svg:x="4.594cm" svg:y="5.84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479cm" svg:height="0.53cm" svg:x="5.896cm" svg:y="5.84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484cm" svg:height="0.53cm" svg:x="7.197cm" svg:y="5.84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0.484cm" svg:height="0.53cm" svg:x="8.398cm" svg:y="5.84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488cm" svg:height="0.53cm" svg:x="9.676cm" svg:y="5.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" draw:layer="layout" svg:width="0.424cm" svg:height="0.53cm" svg:x="16.086cm" svg:y="5.84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1" draw:layer="layout" svg:width="0.983cm" svg:height="0.53cm" svg:x="11.971cm" svg:y="0.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1" draw:layer="layout" svg:width="0.983cm" svg:height="0.53cm" svg:x="13.208cm" svg:y="0.76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1" draw:layer="layout" svg:width="0.983cm" svg:height="0.53cm" svg:x="14.478cm" svg:y="0.7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1" draw:layer="layout" svg:width="0.421cm" svg:height="0.53cm" svg:x="16.089cm" svg:y="0.76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1" draw:layer="layout" svg:width="0.915cm" svg:height="0.53cm" svg:x="17.018cm" svg:y="0.7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1" draw:layer="layout" svg:width="0.919cm" svg:height="0.53cm" svg:x="18.288cm" svg:y="0.76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1" draw:layer="layout" svg:width="0.92cm" svg:height="0.53cm" svg:x="19.558cm" svg:y="0.76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1" draw:layer="layout" svg:width="0.94cm" svg:height="0.53cm" svg:x="20.828cm" svg:y="0.7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text-style-name="P1" draw:layer="layout" svg:width="0.479cm" svg:height="0.53cm" svg:x="0.762cm" svg:y="0.78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0.479cm" svg:height="0.53cm" svg:x="1.963cm" svg:y="0.78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" draw:layer="layout" svg:width="0.479cm" svg:height="0.53cm" svg:x="3.264cm" svg:y="0.78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1" draw:layer="layout" svg:width="0.496cm" svg:height="0.53cm" svg:x="4.565cm" svg:y="0.7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1" draw:layer="layout" svg:width="0.479cm" svg:height="0.53cm" svg:x="5.867cm" svg:y="0.78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1" draw:layer="layout" svg:width="0.484cm" svg:height="0.53cm" svg:x="7.168cm" svg:y="0.7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1" draw:layer="layout" svg:width="0.484cm" svg:height="0.53cm" svg:x="8.369cm" svg:y="0.78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1" draw:layer="layout" svg:width="0.488cm" svg:height="0.53cm" svg:x="9.647cm" svg:y="0.76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1" draw:layer="layout" svg:width="0.424cm" svg:height="0.53cm" svg:x="27.592cm" svg:y="5.8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1" draw:layer="layout" svg:width="0.983cm" svg:height="0.53cm" svg:x="23.477cm" svg:y="0.76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1" draw:layer="layout" svg:width="0.983cm" svg:height="0.53cm" svg:x="24.714cm" svg:y="0.78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1" draw:layer="layout" svg:width="0.983cm" svg:height="0.53cm" svg:x="25.984cm" svg:y="0.76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1" draw:layer="layout" svg:width="0.421cm" svg:height="0.53cm" svg:x="27.595cm" svg:y="0.78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1" draw:layer="layout" svg:width="0.915cm" svg:height="0.53cm" svg:x="28.524cm" svg:y="0.78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text-style-name="P1" draw:layer="layout" svg:width="0.919cm" svg:height="0.53cm" svg:x="29.794cm" svg:y="0.784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text-style-name="P1" draw:layer="layout" svg:width="0.92cm" svg:height="0.53cm" svg:x="31.064cm" svg:y="0.7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1" draw:layer="layout" svg:width="0.94cm" svg:height="0.53cm" svg:x="32.334cm" svg:y="0.78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1" draw:text-style-name="P1" draw:layer="layout" svg:width="1.27cm" svg:height="1.27cm" svg:x="34.67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5.94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7.211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34.67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35.94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37.21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4.67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5.94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7.21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4.671cm" svg:y="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5.941cm" svg:y="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7.211cm" svg:y="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cm" svg:height="1.27cm" svg:x="39.751cm" svg:y="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xml:id="id36" draw:id="id36" draw:layer="layout" svg:width="0.424cm" svg:height="0.53cm" svg:x="40.216cm" svg:y="2.03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" draw:text-style-name="P1" xml:id="id35" draw:id="id35" draw:layer="layout" svg:width="0.424cm" svg:height="0.53cm" svg:x="36.449cm" svg:y="2.03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text-style-name="P1" xml:id="id38" draw:id="id38" draw:layer="layout" svg:width="0.915cm" svg:height="0.53cm" svg:x="37.338cm" svg:y="2.0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1" xml:id="id37" draw:id="id37" draw:layer="layout" svg:width="0.983cm" svg:height="0.53cm" svg:x="34.831cm" svg:y="2.03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1" xml:id="id43" draw:id="id43" draw:layer="layout" svg:width="0.983cm" svg:height="0.53cm" svg:x="36.134cm" svg:y="0.762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1" xml:id="id42" draw:id="id42" draw:layer="layout" svg:width="0.983cm" svg:height="0.53cm" svg:x="37.371cm" svg:y="0.78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1" xml:id="id44" draw:id="id44" draw:layer="layout" svg:width="1.003cm" svg:height="0.53cm" svg:x="34.831cm" svg:y="0.7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7" draw:text-style-name="P1" xml:id="id39" draw:id="id39" draw:layer="layout" svg:width="0.919cm" svg:height="0.53cm" svg:x="34.874cm" svg:y="3.2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text-style-name="P1" xml:id="id40" draw:id="id40" draw:layer="layout" svg:width="0.92cm" svg:height="0.53cm" svg:x="36.144cm" svg:y="3.28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" draw:text-style-name="P1" xml:id="id41" draw:id="id41" draw:layer="layout" svg:width="0.94cm" svg:height="0.53cm" svg:x="37.414cm" svg:y="3.2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onnector draw:style-name="gr4" draw:text-style-name="P2" draw:layer="layout" draw:type="line" svg:x1="36.873cm" svg:y1="2.297cm" svg:x2="40.216cm" svg:y2="2.297cm" draw:start-shape="id35" draw:start-glue-point="1" draw:end-shape="id36" draw:end-glue-point="3" svg:d="M36873 2297h3343" svg:viewBox="0 0 3344 1">
          <text:p/>
        </draw:connector>
        <draw:connector draw:style-name="gr4" draw:text-style-name="P2" draw:layer="layout" draw:type="line" svg:x1="35.322cm" svg:y1="2.562cm" svg:x2="40.216cm" svg:y2="2.297cm" draw:start-shape="id37" draw:start-glue-point="2" draw:end-shape="id36" draw:end-glue-point="3" svg:d="M35322 2562l4894-265" svg:viewBox="0 0 4895 266">
          <text:p/>
        </draw:connector>
        <draw:connector draw:style-name="gr4" draw:text-style-name="P2" draw:layer="layout" draw:type="line" svg:x1="37.795cm" svg:y1="2.01cm" svg:x2="40.216cm" svg:y2="2.297cm" draw:start-shape="id38" draw:start-glue-point="0" draw:end-shape="id36" draw:end-glue-point="3" svg:d="M37795 2010l2421 287" svg:viewBox="0 0 2422 288">
          <text:p/>
        </draw:connector>
        <draw:connector draw:style-name="gr4" draw:text-style-name="P2" draw:layer="layout" draw:type="line" svg:x1="35.333cm" svg:y1="3.81cm" svg:x2="40.216cm" svg:y2="2.297cm" draw:start-shape="id39" draw:start-glue-point="2" draw:end-shape="id36" draw:end-glue-point="3" svg:d="M35333 3810l4883-1513" svg:viewBox="0 0 4884 1514">
          <text:p/>
        </draw:connector>
        <draw:connector draw:style-name="gr4" draw:text-style-name="P2" draw:layer="layout" draw:type="line" svg:x1="36.604cm" svg:y1="3.81cm" svg:x2="40.216cm" svg:y2="2.297cm" draw:start-shape="id40" draw:start-glue-point="2" draw:end-shape="id36" draw:end-glue-point="3" svg:d="M36604 3810l3612-1513" svg:viewBox="0 0 3613 1514">
          <text:p/>
        </draw:connector>
        <draw:connector draw:style-name="gr4" draw:text-style-name="P2" draw:layer="layout" draw:type="line" svg:x1="37.884cm" svg:y1="3.81cm" svg:x2="40.216cm" svg:y2="2.297cm" draw:start-shape="id41" draw:start-glue-point="2" draw:end-shape="id36" draw:end-glue-point="3" svg:d="M37884 3810l2332-1513" svg:viewBox="0 0 2333 1514">
          <text:p/>
        </draw:connector>
        <draw:connector draw:style-name="gr4" draw:text-style-name="P2" draw:layer="layout" draw:type="line" svg:x1="37.862cm" svg:y1="1.314cm" svg:x2="40.216cm" svg:y2="2.297cm" draw:start-shape="id42" draw:start-glue-point="2" draw:end-shape="id36" draw:end-glue-point="3" svg:d="M37862 1314l2354 983" svg:viewBox="0 0 2355 984">
          <text:p/>
        </draw:connector>
        <draw:connector draw:style-name="gr4" draw:text-style-name="P2" draw:layer="layout" draw:type="line" svg:x1="36.625cm" svg:y1="1.292cm" svg:x2="40.216cm" svg:y2="2.297cm" draw:start-shape="id43" draw:start-glue-point="2" draw:end-shape="id36" draw:end-glue-point="3" svg:d="M36625 1292l3591 1005" svg:viewBox="0 0 3592 1006">
          <text:p/>
        </draw:connector>
        <draw:connector draw:style-name="gr4" draw:text-style-name="P2" draw:layer="layout" draw:type="line" svg:x1="35.332cm" svg:y1="1.27cm" svg:x2="40.216cm" svg:y2="2.297cm" draw:start-shape="id44" draw:start-glue-point="2" draw:end-shape="id36" draw:end-glue-point="3" svg:d="M35332 1270l4884 1027" svg:viewBox="0 0 4885 1028">
          <text:p/>
        </draw:connector>
        <draw:frame draw:style-name="gr9" draw:text-style-name="P2" draw:layer="layout" svg:width="2.407cm" svg:height="0.962cm" svg:x="35.306cm" svg:y="8.001cm">
          <draw:text-box>
            <text:p text:style-name="P2">Stencil</text:p>
          </draw:text-box>
        </draw:frame>
        <draw:frame draw:style-name="gr9" draw:text-style-name="P2" draw:layer="layout" svg:width="2.513cm" svg:height="0.962cm" svg:x="26.549cm" svg:y="8.001cm">
          <draw:text-box>
            <text:p text:style-name="P2">Scatter</text:p>
          </draw:text-box>
        </draw:frame>
        <draw:frame draw:style-name="gr9" draw:text-style-name="P2" draw:layer="layout" svg:width="2.445cm" svg:height="0.962cm" svg:x="15.24cm" svg:y="8.001cm">
          <draw:text-box>
            <text:p text:style-name="P2">Gather</text:p>
          </draw:text-box>
        </draw:frame>
        <draw:frame draw:style-name="gr9" draw:text-style-name="P2" draw:layer="layout" svg:width="1.738cm" svg:height="0.962cm" svg:x="4.324cm" svg:y="7.874cm">
          <draw:text-box>
            <text:p text:style-name="P2">M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81cm" fo:margin-bottom="0.381cm" fo:margin-left="0.381cm" fo:margin-right="0.381cm" fo:page-width="41.402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4-09-26T09:41:31.965774000</dc:date>
    <meta:editing-duration>PT10H50M25S</meta:editing-duration>
    <meta:editing-cycles>12</meta:editing-cycles>
    <meta:generator>LibreOffice/4.2.6.3$MacOSX_x86 LibreOffice_project/3fd416d4c6db7d3204c17ce57a1d70f6e531ee21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2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13/content.xml><?xml version="1.0" encoding="utf-8"?>
<math xmlns="http://www.w3.org/1998/Math/MathML" display="block">
  <semantics>
    <msub>
      <mi>t</mi>
      <mn>5</mn>
    </msub>
    <annotation encoding="StarMath 5.0">t_5</annotation>
  </semantics>
</math>
</file>

<file path=Object 14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15/content.xml><?xml version="1.0" encoding="utf-8"?>
<math xmlns="http://www.w3.org/1998/Math/MathML" display="block">
  <semantics>
    <msub>
      <mi>t</mi>
      <mn>7</mn>
    </msub>
    <annotation encoding="StarMath 5.0">t_7</annotation>
  </semantics>
</math>
</file>

<file path=Object 16/content.xml><?xml version="1.0" encoding="utf-8"?>
<math xmlns="http://www.w3.org/1998/Math/MathML" display="block">
  <semantics>
    <msub>
      <mi>t</mi>
      <mn>8</mn>
    </msub>
    <annotation encoding="StarMath 5.0">t_8</annotation>
  </semantics>
</math>
</file>

<file path=Object 17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18/content.xml><?xml version="1.0" encoding="utf-8"?>
<math xmlns="http://www.w3.org/1998/Math/MathML" display="block">
  <semantics>
    <mrow>
      <msub>
        <mi>t</mi>
        <mi>i</mi>
      </msub>
      <mo stretchy="false">−</mo>
      <mn>3</mn>
    </mrow>
    <annotation encoding="StarMath 5.0">t_i - 3</annotation>
  </semantics>
</math>
</file>

<file path=Object 19/content.xml><?xml version="1.0" encoding="utf-8"?>
<math xmlns="http://www.w3.org/1998/Math/MathML" display="block">
  <semantics>
    <mrow>
      <msub>
        <mi>t</mi>
        <mi>i</mi>
      </msub>
      <mo stretchy="false">−</mo>
      <mn>2</mn>
    </mrow>
    <annotation encoding="StarMath 5.0">t_i - 2</annotation>
  </semantics>
</math>
</file>

<file path=Object 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0/content.xml><?xml version="1.0" encoding="utf-8"?>
<math xmlns="http://www.w3.org/1998/Math/MathML" display="block">
  <semantics>
    <mrow>
      <msub>
        <mi>t</mi>
        <mi>i</mi>
      </msub>
      <mo stretchy="false">−</mo>
      <mn>1</mn>
    </mrow>
    <annotation encoding="StarMath 5.0">t_i - 1</annotation>
  </semantics>
</math>
</file>

<file path=Object 21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22/content.xml><?xml version="1.0" encoding="utf-8"?>
<math xmlns="http://www.w3.org/1998/Math/MathML" display="block">
  <semantics>
    <mrow>
      <msub>
        <mi>t</mi>
        <mi>i</mi>
      </msub>
      <mo stretchy="false">+</mo>
      <mn>1</mn>
    </mrow>
    <annotation encoding="StarMath 5.0">t_i + 1</annotation>
  </semantics>
</math>
</file>

<file path=Object 23/content.xml><?xml version="1.0" encoding="utf-8"?>
<math xmlns="http://www.w3.org/1998/Math/MathML" display="block">
  <semantics>
    <mrow>
      <msub>
        <mi>t</mi>
        <mi>i</mi>
      </msub>
      <mo stretchy="false">+</mo>
      <mn>2</mn>
    </mrow>
    <annotation encoding="StarMath 5.0">t_i + 2</annotation>
  </semantics>
</math>
</file>

<file path=Object 24/content.xml><?xml version="1.0" encoding="utf-8"?>
<math xmlns="http://www.w3.org/1998/Math/MathML" display="block">
  <semantics>
    <mrow>
      <msub>
        <mi>t</mi>
        <mi>i</mi>
      </msub>
      <mo stretchy="false">+</mo>
      <mn>3</mn>
    </mrow>
    <annotation encoding="StarMath 5.0">t_i + 3</annotation>
  </semantics>
</math>
</file>

<file path=Object 25/content.xml><?xml version="1.0" encoding="utf-8"?>
<math xmlns="http://www.w3.org/1998/Math/MathML" display="block">
  <semantics>
    <mrow>
      <msub>
        <mi>t</mi>
        <mi>i</mi>
      </msub>
      <mo stretchy="false">+</mo>
      <mn>4</mn>
    </mrow>
    <annotation encoding="StarMath 5.0">t_i + 4</annotation>
  </semantics>
</math>
</file>

<file path=Object 26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27/content.xml><?xml version="1.0" encoding="utf-8"?>
<math xmlns="http://www.w3.org/1998/Math/MathML" display="block">
  <semantics>
    <mrow>
      <msub>
        <mi>t</mi>
        <mi>i</mi>
      </msub>
      <mo stretchy="false">−</mo>
      <mn>3</mn>
    </mrow>
    <annotation encoding="StarMath 5.0">t_i - 3</annotation>
  </semantics>
</math>
</file>

<file path=Object 28/content.xml><?xml version="1.0" encoding="utf-8"?>
<math xmlns="http://www.w3.org/1998/Math/MathML" display="block">
  <semantics>
    <mrow>
      <msub>
        <mi>t</mi>
        <mi>i</mi>
      </msub>
      <mo stretchy="false">−</mo>
      <mn>2</mn>
    </mrow>
    <annotation encoding="StarMath 5.0">t_i - 2</annotation>
  </semantics>
</math>
</file>

<file path=Object 29/content.xml><?xml version="1.0" encoding="utf-8"?>
<math xmlns="http://www.w3.org/1998/Math/MathML" display="block">
  <semantics>
    <mrow>
      <msub>
        <mi>t</mi>
        <mi>i</mi>
      </msub>
      <mo stretchy="false">−</mo>
      <mn>1</mn>
    </mrow>
    <annotation encoding="StarMath 5.0">t_i - 1</annotation>
  </semantics>
</math>
</file>

<file path=Object 3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30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31/content.xml><?xml version="1.0" encoding="utf-8"?>
<math xmlns="http://www.w3.org/1998/Math/MathML" display="block">
  <semantics>
    <mrow>
      <msub>
        <mi>t</mi>
        <mi>i</mi>
      </msub>
      <mo stretchy="false">+</mo>
      <mn>1</mn>
    </mrow>
    <annotation encoding="StarMath 5.0">t_i + 1</annotation>
  </semantics>
</math>
</file>

<file path=Object 32/content.xml><?xml version="1.0" encoding="utf-8"?>
<math xmlns="http://www.w3.org/1998/Math/MathML" display="block">
  <semantics>
    <mrow>
      <msub>
        <mi>t</mi>
        <mi>i</mi>
      </msub>
      <mo stretchy="false">+</mo>
      <mn>2</mn>
    </mrow>
    <annotation encoding="StarMath 5.0">t_i + 2</annotation>
  </semantics>
</math>
</file>

<file path=Object 33/content.xml><?xml version="1.0" encoding="utf-8"?>
<math xmlns="http://www.w3.org/1998/Math/MathML" display="block">
  <semantics>
    <mrow>
      <msub>
        <mi>t</mi>
        <mi>i</mi>
      </msub>
      <mo stretchy="false">+</mo>
      <mn>3</mn>
    </mrow>
    <annotation encoding="StarMath 5.0">t_i + 3</annotation>
  </semantics>
</math>
</file>

<file path=Object 34/content.xml><?xml version="1.0" encoding="utf-8"?>
<math xmlns="http://www.w3.org/1998/Math/MathML" display="block">
  <semantics>
    <mrow>
      <msub>
        <mi>t</mi>
        <mi>i</mi>
      </msub>
      <mo stretchy="false">+</mo>
      <mn>4</mn>
    </mrow>
    <annotation encoding="StarMath 5.0">t_i + 4</annotation>
  </semantics>
</math>
</file>

<file path=Object 3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36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37/content.xml><?xml version="1.0" encoding="utf-8"?>
<math xmlns="http://www.w3.org/1998/Math/MathML" display="block">
  <semantics>
    <mrow>
      <msub>
        <mi>t</mi>
        <mi>i</mi>
      </msub>
      <mo stretchy="false">+</mo>
      <mn>1</mn>
    </mrow>
    <annotation encoding="StarMath 5.0">t_i + 1</annotation>
  </semantics>
</math>
</file>

<file path=Object 38/content.xml><?xml version="1.0" encoding="utf-8"?>
<math xmlns="http://www.w3.org/1998/Math/MathML" display="block">
  <semantics>
    <mrow>
      <msub>
        <mi>t</mi>
        <mi>i</mi>
      </msub>
      <mo stretchy="false">−</mo>
      <mn>1</mn>
    </mrow>
    <annotation encoding="StarMath 5.0">t_i - 1</annotation>
  </semantics>
</math>
</file>

<file path=Object 39/content.xml><?xml version="1.0" encoding="utf-8"?>
<math xmlns="http://www.w3.org/1998/Math/MathML" display="block">
  <semantics>
    <mrow>
      <msub>
        <mi>t</mi>
        <mi>i</mi>
      </msub>
      <mo stretchy="false">−</mo>
      <mn>3</mn>
    </mrow>
    <annotation encoding="StarMath 5.0">t_i - 3</annotation>
  </semantics>
</math>
</file>

<file path=Object 4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40/content.xml><?xml version="1.0" encoding="utf-8"?>
<math xmlns="http://www.w3.org/1998/Math/MathML" display="block">
  <semantics>
    <mrow>
      <msub>
        <mi>t</mi>
        <mi>i</mi>
      </msub>
      <mo stretchy="false">−</mo>
      <mn>2</mn>
    </mrow>
    <annotation encoding="StarMath 5.0">t_i - 2</annotation>
  </semantics>
</math>
</file>

<file path=Object 41/content.xml><?xml version="1.0" encoding="utf-8"?>
<math xmlns="http://www.w3.org/1998/Math/MathML" display="block">
  <semantics>
    <mrow>
      <msub>
        <mi>t</mi>
        <mi>i</mi>
      </msub>
      <mo stretchy="false">−</mo>
      <mn>4</mn>
    </mrow>
    <annotation encoding="StarMath 5.0">t_i - 4</annotation>
  </semantics>
</math>
</file>

<file path=Object 42/content.xml><?xml version="1.0" encoding="utf-8"?>
<math xmlns="http://www.w3.org/1998/Math/MathML" display="block">
  <semantics>
    <mrow>
      <msub>
        <mi>t</mi>
        <mi>i</mi>
      </msub>
      <mo stretchy="false">+</mo>
      <mn>2</mn>
    </mrow>
    <annotation encoding="StarMath 5.0">t_i + 2</annotation>
  </semantics>
</math>
</file>

<file path=Object 43/content.xml><?xml version="1.0" encoding="utf-8"?>
<math xmlns="http://www.w3.org/1998/Math/MathML" display="block">
  <semantics>
    <mrow>
      <msub>
        <mi>t</mi>
        <mi>i</mi>
      </msub>
      <mo stretchy="false">+</mo>
      <mn>3</mn>
    </mrow>
    <annotation encoding="StarMath 5.0">t_i + 3</annotation>
  </semantics>
</math>
</file>

<file path=Object 44/content.xml><?xml version="1.0" encoding="utf-8"?>
<math xmlns="http://www.w3.org/1998/Math/MathML" display="block">
  <semantics>
    <mrow>
      <msub>
        <mi>t</mi>
        <mi>i</mi>
      </msub>
      <mo stretchy="false">+</mo>
      <mn>4</mn>
    </mrow>
    <annotation encoding="StarMath 5.0">t_i + 4</annotation>
  </semantics>
</math>
</file>

<file path=Object 5/content.xml><?xml version="1.0" encoding="utf-8"?>
<math xmlns="http://www.w3.org/1998/Math/MathML" display="block">
  <semantics>
    <msub>
      <mi>t</mi>
      <mn>8</mn>
    </msub>
    <annotation encoding="StarMath 5.0">t_8</annotation>
  </semantics>
</math>
</file>

<file path=Object 6/content.xml><?xml version="1.0" encoding="utf-8"?>
<math xmlns="http://www.w3.org/1998/Math/MathML" display="block">
  <semantics>
    <msub>
      <mi>t</mi>
      <mn>5</mn>
    </msub>
    <annotation encoding="StarMath 5.0">t_5</annotation>
  </semantics>
</math>
</file>

<file path=Object 7/content.xml><?xml version="1.0" encoding="utf-8"?>
<math xmlns="http://www.w3.org/1998/Math/MathML" display="block">
  <semantics>
    <msub>
      <mi>t</mi>
      <mn>6</mn>
    </msub>
    <annotation encoding="StarMath 5.0">t_6</annotation>
  </semantics>
</math>
</file>

<file path=Object 8/content.xml><?xml version="1.0" encoding="utf-8"?>
<math xmlns="http://www.w3.org/1998/Math/MathML" display="block">
  <semantics>
    <msub>
      <mi>t</mi>
      <mn>7</mn>
    </msub>
    <annotation encoding="StarMath 5.0">t_7</annotation>
  </semantics>
</math>
</file>

<file path=Object 9/content.xml><?xml version="1.0" encoding="utf-8"?>
<math xmlns="http://www.w3.org/1998/Math/MathML" display="block">
  <semantics>
    <msub>
      <mi>t</mi>
      <mn>1</mn>
    </msub>
    <annotation encoding="StarMath 5.0">t_1</annotation>
  </semantics>
</math>
</file>